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937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</table:table-row>
        <table:table-row table:style-name="ro14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1400" calcext:value-type="float">
            <text:p>11400</text:p>
          </table:table-cell>
          <table:table-cell/>
        </table:table-row>
        <table:table-row table:style-name="ro3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4600" calcext:value-type="float">
            <text:p>4600</text:p>
          </table:table-cell>
          <table:table-cell/>
          <table:table-cell table:formula="of:=SUM([.K2];[.K10];[.K11];[.K35])" office:value-type="float" office:value="80000" calcext:value-type="float">
            <text:p>80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G3];[.G31])" office:value-type="float" office:value="68500" calcext:value-type="float">
            <text:p>685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4250" calcext:value-type="float">
            <text:p>4250</text:p>
          </table:table-cell>
          <table:table-cell/>
          <table:table-cell table:formula="of:=[.L3]-[.L4]" office:value-type="float" office:value="11500" calcext:value-type="float">
            <text:p>115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5500" calcext:value-type="float">
            <text:p>55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0" calcext:value-type="float">
            <text:p>750</text:p>
          </table:table-cell>
          <table:table-cell office:value-type="float" office:value="8600" calcext:value-type="float">
            <text:p>8600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/>
          <table:table-cell table:number-columns-repeated="2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</table:table-row>
        <table:table-row table:style-name="ro3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16" office:value-type="float" office:value="5000" calcext:value-type="float">
            <text:p>5000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5000" calcext:value-type="float">
            <text:p>25000</text:p>
          </table:table-cell>
          <table:table-cell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5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)" office:value-type="float" office:value="347.619047619048" calcext:value-type="float">
            <text:p>347.619047619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1937.6166426166" calcext:value-type="float">
            <text:p>31937.6166426166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 style:data-style-name="N2" text:time-value="14:47:03.820608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14T14:58:08.647904297</dc:date>
    <meta:editing-duration>P7DT13M56S</meta:editing-duration>
    <meta:editing-cycles>2430</meta:editing-cycles>
    <meta:generator>LibreOffice/4.2.6.3$Linux_X86_64 LibreOffice_project/420m0$Build-3</meta:generator>
    <meta:document-statistic meta:table-count="14" meta:cell-count="5916" meta:object-count="0"/>
  </office:meta>
</office:document-meta>
</file>